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8000000288A033CFB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8.894cm"/>
    </style:style>
    <style:style style:name="gr4" style:family="graphic" style:parent-style-name="standard">
      <style:graphic-properties draw:stroke="none" svg:stroke-color="#000000" draw:fill="none" draw:fill-color="#ffffff" draw:auto-grow-height="true" draw:auto-grow-width="false" fo:max-height="0cm" fo:min-height="7.878cm"/>
    </style:style>
    <style:style style:name="gr5" style:family="graphic" style:parent-style-name="standard">
      <style:graphic-properties draw:stroke="none" svg:stroke-color="#000000" draw:fill="none" draw:fill-color="#ffffff" draw:auto-grow-height="true" draw:auto-grow-width="false" fo:max-height="0cm" fo:min-height="5.084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10pt" fo:text-shadow="1pt 1pt" fo:font-weight="bold" style:font-name-asian="Segoe UI1" style:font-size-asian="10pt" style:font-weight-asian="bold" style:font-name-complex="Segoe UI1" style:font-size-complex="10pt" style:font-weight-complex="bold"/>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33% 58%" style:font-name="Segoe UI1" fo:font-size="32pt" fo:text-shadow="1pt 1pt" fo:font-weight="normal" style:font-name-asian="Segoe UI1" style:font-size-asian="32pt" style:font-weight-asian="normal" style:font-name-complex="Segoe UI1" style:font-size-complex="32pt" style:font-weight-complex="normal"/>
    </style:style>
    <style:style style:name="T4" style:family="text">
      <style:text-properties fo:color="#ffffff" style:font-name="Segoe UI1" fo:font-size="32pt" fo:text-shadow="1pt 1pt" fo:font-weight="normal" style:font-name-asian="Segoe UI1" style:font-size-asian="32pt" style:font-weight-asian="normal" style:font-name-complex="Segoe UI1" style:font-size-complex="32pt" style:font-weight-complex="normal"/>
    </style:style>
    <style:style style:name="T5" style:family="text">
      <style:text-properties fo:color="#ffffff" style:font-name="Segoe UI" fo:font-size="32pt" fo:text-shadow="1pt 1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4cm" svg:height="2.774cm" svg:x="1.27cm" svg:y="0.762cm">
          <draw:text-box>
            <text:p text:style-name="P1"><text:span text:style-name="T1">Epistle Reading</text:span></text:p>
            <text:p text:style-name="P1"><text:span text:style-name="T2">James 1:12–18</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1" draw:text-style-name="P2" draw:layer="layout" svg:width="25.4cm" svg:height="7.766cm" svg:x="1.27cm" svg:y="0.762cm">
          <draw:text-box>
            <text:p text:style-name="P4"><text:span text:style-name="T3">12</text:span><text:span text:style-name="T4"> </text:span><text:span text:style-name="T5">Blessed is the man who remains steadfast under trial, for when he has stood the test he will receive the crown of life, which God has promised to those who love him. </text:span><text:span text:style-name="T3">13</text:span><text:span text:style-name="T4"> </text:span><text:span text:style-name="T5">Let no one say when he is tempted, “I am being tempted by God,”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3" draw:text-style-name="P5" draw:layer="layout" svg:width="25.654cm" svg:height="9.269cm" svg:x="1.016cm" svg:y="0.762cm">
          <draw:text-box>
            <text:p text:style-name="P4"><text:span text:style-name="T5">for God cannot be tempted with evil, and he himself tempts no one. </text:span><text:span text:style-name="T3">14</text:span><text:span text:style-name="T4"> </text:span><text:span text:style-name="T5">But each person is tempted when he is lured and enticed by his own desire. </text:span><text:span text:style-name="T3">15</text:span><text:span text:style-name="T4"> </text:span><text:span text:style-name="T5">Then desire when it has conceived gives birth to sin, and sin when it is fully grown brings forth death.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4" draw:text-style-name="P5" draw:layer="layout" svg:width="25.654cm" svg:height="8.128cm" svg:x="1.016cm" svg:y="0.762cm">
          <draw:text-box>
            <text:p text:style-name="P4"><text:span text:style-name="T3">16</text:span><text:span text:style-name="T4"> </text:span><text:span text:style-name="T5">Do not be deceived, my beloved brothers. </text:span></text:p>
            <text:p text:style-name="P4"><text:span text:style-name="T3">17</text:span><text:span text:style-name="T4"> </text:span><text:span text:style-name="T5">Every good gift and every perfect gift is from above, coming down from the Father of lights with whom there is no variation or shadow due to change.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5" draw:text-style-name="P5" draw:layer="layout" svg:width="25.654cm" svg:height="5.334cm" svg:x="1.016cm" svg:y="0.762cm">
          <draw:text-box>
            <text:p text:style-name="P4"><text:span text:style-name="T3">18</text:span><text:span text:style-name="T4"> </text:span><text:span text:style-name="T5">Of his own will he brought us forth by the word of truth, that we should be a kind of firstfruits of his creatures.</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A033C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0T13:18:57.978000000</meta:creation-date>
    <dc:title>Hymn template</dc:title>
    <meta:editing-duration>PT8M18S</meta:editing-duration>
    <meta:editing-cycles>2</meta:editing-cycles>
    <meta:generator>LibreOffice/4.4.0.3$Windows_x86 LibreOffice_project/de093506bcdc5fafd9023ee680b8c60e3e0645d7</meta:generator>
    <meta:initial-creator>Arthur Hoch</meta:initial-creator>
    <dc:date>2015-02-20T13:27:15.284000000</dc:date>
    <dc:creator>Arthur Hoch</dc:creator>
    <meta:document-statistic meta:object-count="36"/>
    <meta:template xlink:type="simple" xlink:actuate="onRequest" xlink:title="Hymn template" xlink:href="../../AppData/Roaming/LibreOffice/4/user/template/Worship%20Templsates/Hymn%20template.otp" meta:date="2015-02-20T13:18:57.635000000"/>
  </office:meta>
</office:document-meta>
</file>